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577" officeooo:paragraph-rsid="000f2577"/>
    </style:style>
    <style:style style:name="P2" style:family="paragraph" style:parent-style-name="Standard">
      <style:text-properties officeooo:rsid="000fa273" officeooo:paragraph-rsid="000fa273"/>
    </style:style>
    <style:style style:name="P3" style:family="paragraph" style:parent-style-name="Standard">
      <style:text-properties officeooo:rsid="000fa273" officeooo:paragraph-rsid="0012b28b"/>
    </style:style>
    <style:style style:name="P4" style:family="paragraph" style:parent-style-name="Standard">
      <style:text-properties officeooo:rsid="000fa273" officeooo:paragraph-rsid="0028b47e"/>
    </style:style>
    <style:style style:name="P5" style:family="paragraph" style:parent-style-name="Standard">
      <style:text-properties officeooo:rsid="0012b28b" officeooo:paragraph-rsid="0012b28b"/>
    </style:style>
    <style:style style:name="P6" style:family="paragraph" style:parent-style-name="Standard">
      <style:text-properties officeooo:rsid="0013f24f" officeooo:paragraph-rsid="0013f24f"/>
    </style:style>
    <style:style style:name="P7" style:family="paragraph" style:parent-style-name="Standard">
      <style:text-properties officeooo:rsid="0013f24f" officeooo:paragraph-rsid="00140eca"/>
    </style:style>
    <style:style style:name="P8" style:family="paragraph" style:parent-style-name="Standard">
      <style:text-properties officeooo:rsid="0013f24f" officeooo:paragraph-rsid="00191985"/>
    </style:style>
    <style:style style:name="P9" style:family="paragraph" style:parent-style-name="Standard">
      <style:text-properties officeooo:rsid="001b0afa" officeooo:paragraph-rsid="001b0afa"/>
    </style:style>
    <style:style style:name="P10" style:family="paragraph" style:parent-style-name="Standard">
      <style:text-properties officeooo:rsid="001b0afa" officeooo:paragraph-rsid="001bfaf3"/>
    </style:style>
    <style:style style:name="P11" style:family="paragraph" style:parent-style-name="Standard">
      <style:text-properties officeooo:rsid="001d18be" officeooo:paragraph-rsid="001d18be"/>
    </style:style>
    <style:style style:name="P12" style:family="paragraph" style:parent-style-name="Standard">
      <style:text-properties officeooo:rsid="001d18be" officeooo:paragraph-rsid="001efb91"/>
    </style:style>
    <style:style style:name="P13" style:family="paragraph" style:parent-style-name="Standard">
      <style:text-properties officeooo:rsid="001d18be" officeooo:paragraph-rsid="0020e5d9"/>
    </style:style>
    <style:style style:name="P14" style:family="paragraph" style:parent-style-name="Standard">
      <style:text-properties officeooo:rsid="0022a309" officeooo:paragraph-rsid="0022a309"/>
    </style:style>
    <style:style style:name="P15" style:family="paragraph" style:parent-style-name="Standard">
      <style:text-properties officeooo:rsid="0023be94" officeooo:paragraph-rsid="0023be94"/>
    </style:style>
    <style:style style:name="P16" style:family="paragraph" style:parent-style-name="Standard">
      <style:text-properties officeooo:rsid="0028b47e" officeooo:paragraph-rsid="0028b47e"/>
    </style:style>
    <style:style style:name="P17" style:family="paragraph" style:parent-style-name="Standard">
      <style:text-properties officeooo:rsid="0022a309" officeooo:paragraph-rsid="0022a309"/>
    </style:style>
    <style:style style:name="T1" style:family="text">
      <style:text-properties officeooo:rsid="000fa273"/>
    </style:style>
    <style:style style:name="T2" style:family="text">
      <style:text-properties officeooo:rsid="0010f136"/>
    </style:style>
    <style:style style:name="T3" style:family="text">
      <style:text-properties officeooo:rsid="00137c8a"/>
    </style:style>
    <style:style style:name="T4" style:family="text">
      <style:text-properties officeooo:rsid="00140eca"/>
    </style:style>
    <style:style style:name="T5" style:family="text">
      <style:text-properties officeooo:rsid="0015ede6"/>
    </style:style>
    <style:style style:name="T6" style:family="text">
      <style:text-properties officeooo:rsid="00174256"/>
    </style:style>
    <style:style style:name="T7" style:family="text">
      <style:text-properties officeooo:rsid="00179303"/>
    </style:style>
    <style:style style:name="T8" style:family="text">
      <style:text-properties officeooo:rsid="00191985"/>
    </style:style>
    <style:style style:name="T9" style:family="text">
      <style:text-properties officeooo:rsid="001bfaf3"/>
    </style:style>
    <style:style style:name="T10" style:family="text">
      <style:text-properties officeooo:rsid="001efb91"/>
    </style:style>
    <style:style style:name="T11" style:family="text">
      <style:text-properties officeooo:rsid="0020e5d9"/>
    </style:style>
    <style:style style:name="T12" style:family="text">
      <style:text-properties officeooo:rsid="0023be9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2a309" style:font-style-asian="italic" style:font-style-complex="italic"/>
    </style:style>
    <style:style style:name="T15" style:family="text">
      <style:text-properties officeooo:rsid="0028b47e"/>
    </style:style>
    <style:style style:name="T16" style:family="text">
      <style:text-properties officeooo:rsid="002a0a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024-09-28</text:p>
      <text:p text:style-name="P14">By19850316ArthurGolubev20240928Concepts<text:span text:style-name="T16">A</text:span>nd<text:span text:style-name="T16">I</text:span>mplementation<text:span text:style-name="T16">C</text:span>hecklist<text:span text:style-name="T16">F</text:span>or<text:span text:style-name="T16">G</text:span>eneral<text:span text:style-name="T16">S</text:span>ystem<text:span text:style-name="T16">E</text:span>ngineering</text:p>
      <text:p text:style-name="P14"><text:span text:style-name="T12">C</text:span>oncepts <text:span text:style-name="T12">and implementation </text:span>checklist for general system engineering</text:p>
      <text:p text:style-name="P15"><text:span text:style-name="T13">Concepts block of the checklist</text:span><text:span text:style-name="T14">:</text:span></text:p>
      <text:p text:style-name="P1">1. Dimensions <text:span text:style-name="T1">of the system</text:span>:</text:p>
      <text:p text:style-name="P1"><text:tab/>1-1 What dimensions <text:span text:style-name="T1">of the system</text:span> are;</text:p>
      <text:p text:style-name="P1"><text:tab/>1-2 What values of dimensions <text:span text:style-name="T1">of the system</text:span> can be;</text:p>
      <text:p text:style-name="P3">2. Parts of the system:</text:p>
      <text:p text:style-name="P2"><text:tab/>2-1 How the system can be divided;</text:p>
      <text:p text:style-name="P2"><text:tab/>2-2 What set of functions of part<text:span text:style-name="T2">s of the system</text:span> can be;</text:p>
      <text:p text:style-name="P4"><text:tab/>2-3 How can parts <text:span text:style-name="T2">of the system</text:span> <text:span text:style-name="T15">inter</text:span>communicate;</text:p>
      <text:p text:style-name="P5">3. Storing information <text:span text:style-name="T3">in the system</text:span>:</text:p>
      <text:p text:style-name="P5"><text:tab/><text:span text:style-name="T3">3-1 What storing information in the system can provide advantages;</text:span></text:p>
      <text:p text:style-name="P6">4. <text:span text:style-name="T4">Parts of the result:</text:span></text:p>
      <text:p text:style-name="P7"><text:tab/><text:span text:style-name="T7">4-1 </text:span><text:span text:style-name="T4">What </text:span><text:span text:style-name="T11">and how </text:span><text:span text:style-name="T5">storable </text:span><text:span text:style-name="T4">parts of the result can be get once;</text:span></text:p>
      <text:p text:style-name="P6"><text:tab/><text:span text:style-name="T7">4-2 </text:span><text:span text:style-name="T4">What </text:span><text:span text:style-name="T11">and how </text:span><text:span text:style-name="T5">storable </text:span><text:span text:style-name="T4">parts of the results can be reused </text:span><text:span text:style-name="T5">decreasing recalculations</text:span><text:span text:style-name="T4">;</text:span></text:p>
      <text:p text:style-name="P6"><text:tab/><text:span text:style-name="T7">4-3 </text:span><text:span text:style-name="T6">Which lifetime needs to for each of the part of the result;</text:span></text:p>
      <text:p text:style-name="P15"><text:span text:style-name="T13">Implementation block of the checklist</text:span><text:span text:style-name="T14">:</text:span></text:p>
      <text:p text:style-name="P8"><text:span text:style-name="T7">5. </text:span><text:span text:style-name="T8">Intersafeness of the parts of the system:</text:span></text:p>
      <text:p text:style-name="P8"><text:span text:style-name="T7"><text:tab/></text:span><text:span text:style-name="T8">5-1 </text:span><text:span text:style-name="T7">How parts of the whole system can control and if required defense and change each other;</text:span></text:p>
      <text:p text:style-name="P9">6. Reserves of the system:</text:p>
      <text:p text:style-name="P9"><text:tab/>6-1 What violations of normal processes can be in the system;</text:p>
      <text:p text:style-name="P9"><text:tab/>6-2 What reserves of the systems are;</text:p>
      <text:p text:style-name="P10">7. Costs<text:span text:style-name="T9"> of variants of implementations </text:span><text:span text:style-name="T10">in the system</text:span>:</text:p>
      <text:p text:style-name="P9"><text:tab/><text:span text:style-name="T9">7-1 What costs (both implementations and maintenance) of variants of implementations in the system are;</text:span></text:p>
      <text:p text:style-name="P11">8. Interaction <text:span text:style-name="T10">of the system </text:span>with other world:</text:p>
      <text:p text:style-name="P11"><text:tab/><text:span text:style-name="T10">8-1 What are on the borders of the system with the other world, how to keep it safe and what costs of keeping safety it are;</text:span></text:p>
      <text:p text:style-name="P12"><text:span text:style-name="T10">9</text:span>. Interaction <text:span text:style-name="T10">of the system </text:span>with users:</text:p>
      <text:p text:style-name="P12"><text:tab/><text:span text:style-name="T11">9-1 </text:span><text:span text:style-name="T10">What </text:span><text:span text:style-name="T11">are the best ways of interacting the system with users;</text:span></text:p>
      <text:p text:style-name="P12"><text:span text:style-name="T10">10</text:span>. Interaction <text:span text:style-name="T10">of the system </text:span>with technics:</text:p>
      <text:p text:style-name="P13"><text:tab/><text:span text:style-name="T11">10-1 </text:span><text:span text:style-name="T10">What </text:span><text:span text:style-name="T11">are the best ways of interacting the system with technics.</text:span></text:p>
      <text:p text:style-name="P16">11. Speeds of parts of the system:</text:p>
      <text:p text:style-name="P16"><text:tab/>11-1. How possible speeds of parts of the system influence on intercommunication of the parts of the system.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4:02:26.833084448</meta:creation-date>
    <meta:generator>LibreOffice/7.3.7.2$Linux_X86_64 LibreOffice_project/30$Build-2</meta:generator>
    <dc:date>2024-09-29T13:49:29.761318329</dc:date>
    <meta:editing-duration>PT1H7M20S</meta:editing-duration>
    <meta:editing-cycles>25</meta:editing-cycles>
    <meta:document-statistic meta:table-count="0" meta:image-count="0" meta:object-count="0" meta:page-count="1" meta:paragraph-count="33" meta:word-count="304" meta:character-count="1819" meta:non-whitespace-character-count="1531"/>
  </office:meta>
</office:document-meta>
</file>